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69" calcext:value-type="float">
            <text:p>18.6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75" calcext:value-type="float">
            <text:p>18.75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75" calcext:value-type="float">
            <text:p>18.7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75" calcext:value-type="float">
            <text:p>18.7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81" calcext:value-type="float">
            <text:p>18.8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88" calcext:value-type="float">
            <text:p>18.88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88" calcext:value-type="float">
            <text:p>18.88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94" calcext:value-type="float">
            <text:p>18.94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94" calcext:value-type="float">
            <text:p>18.9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94" calcext:value-type="float">
            <text:p>18.94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06" calcext:value-type="float">
            <text:p>19.06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06" calcext:value-type="float">
            <text:p>19.06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06" calcext:value-type="float">
            <text:p>19.06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94" calcext:value-type="float">
            <text:p>18.94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88" calcext:value-type="float">
            <text:p>18.88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.94" calcext:value-type="float">
            <text:p>18.94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88" calcext:value-type="float">
            <text:p>18.88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94" calcext:value-type="float">
            <text:p>18.94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.94" calcext:value-type="float">
            <text:p>18.94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.88" calcext:value-type="float">
            <text:p>18.88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.94" calcext:value-type="float">
            <text:p>18.94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.88" calcext:value-type="float">
            <text:p>18.88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.81" calcext:value-type="float">
            <text:p>18.8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.81" calcext:value-type="float">
            <text:p>18.8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.81" calcext:value-type="float">
            <text:p>18.8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.75" calcext:value-type="float">
            <text:p>18.75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.62" calcext:value-type="float">
            <text:p>18.62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.56" calcext:value-type="float">
            <text:p>18.56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.44" calcext:value-type="float">
            <text:p>18.44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.44" calcext:value-type="float">
            <text:p>18.44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44" calcext:value-type="float">
            <text:p>18.44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.38" calcext:value-type="float">
            <text:p>18.38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.44" calcext:value-type="float">
            <text:p>18.44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.31" calcext:value-type="float">
            <text:p>18.3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.25" calcext:value-type="float">
            <text:p>18.25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.25" calcext:value-type="float">
            <text:p>18.25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.25" calcext:value-type="float">
            <text:p>18.25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.19" calcext:value-type="float">
            <text:p>18.19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.12" calcext:value-type="float">
            <text:p>18.12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.06" calcext:value-type="float">
            <text:p>18.06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94" calcext:value-type="float">
            <text:p>17.94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94" calcext:value-type="float">
            <text:p>17.94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88" calcext:value-type="float">
            <text:p>17.88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.81" calcext:value-type="float">
            <text:p>17.81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.75" calcext:value-type="float">
            <text:p>17.75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.75" calcext:value-type="float">
            <text:p>17.75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.69" calcext:value-type="float">
            <text:p>17.69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.56" calcext:value-type="float">
            <text:p>17.56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.56" calcext:value-type="float">
            <text:p>17.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.44" calcext:value-type="float">
            <text:p>17.4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.44" calcext:value-type="float">
            <text:p>17.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.44" calcext:value-type="float">
            <text:p>17.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.69" calcext:value-type="float">
            <text:p>17.69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.06" calcext:value-type="float">
            <text:p>18.06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.44" calcext:value-type="float">
            <text:p>20.4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.56" calcext:value-type="float">
            <text:p>22.5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.25" calcext:value-type="float">
            <text:p>25.2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.56" calcext:value-type="float">
            <text:p>28.56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.31" calcext:value-type="float">
            <text:p>32.31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.12" calcext:value-type="float">
            <text:p>36.12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.06" calcext:value-type="float">
            <text:p>36.06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6.88" calcext:value-type="float">
            <text:p>36.88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.06" calcext:value-type="float">
            <text:p>40.0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9.94" calcext:value-type="float">
            <text:p>39.9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.81" calcext:value-type="float">
            <text:p>40.81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62" calcext:value-type="float">
            <text:p>44.62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.5" calcext:value-type="float">
            <text:p>44.5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.31" calcext:value-type="float">
            <text:p>45.31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6.19" calcext:value-type="float">
            <text:p>46.19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.12" calcext:value-type="float">
            <text:p>48.12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.94" calcext:value-type="float">
            <text:p>47.94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.81" calcext:value-type="float">
            <text:p>48.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.88" calcext:value-type="float">
            <text:p>49.88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2.75" calcext:value-type="float">
            <text:p>52.75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.38" calcext:value-type="float">
            <text:p>52.38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.06" calcext:value-type="float">
            <text:p>53.06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4.06" calcext:value-type="float">
            <text:p>54.0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6.12" calcext:value-type="float">
            <text:p>56.12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5.88" calcext:value-type="float">
            <text:p>55.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6.69" calcext:value-type="float">
            <text:p>56.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7.75" calcext:value-type="float">
            <text:p>57.75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0.12" calcext:value-type="float">
            <text:p>60.12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.62" calcext:value-type="float">
            <text:p>60.62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.25" calcext:value-type="float">
            <text:p>63.25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.44" calcext:value-type="float">
            <text:p>63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4.31" calcext:value-type="float">
            <text:p>64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.19" calcext:value-type="float">
            <text:p>65.19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7.06" calcext:value-type="float">
            <text:p>67.06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6.81" calcext:value-type="float">
            <text:p>66.81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7.44" calcext:value-type="float">
            <text:p>67.44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9.94" calcext:value-type="float">
            <text:p>69.94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9.88" calcext:value-type="float">
            <text:p>69.88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0.44" calcext:value-type="float">
            <text:p>70.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2.25" calcext:value-type="float">
            <text:p>72.2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.12" calcext:value-type="float">
            <text:p>72.12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2.56" calcext:value-type="float">
            <text:p>72.5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4.12" calcext:value-type="float">
            <text:p>74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3.81" calcext:value-type="float">
            <text:p>73.81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4.19" calcext:value-type="float">
            <text:p>74.19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5.44" calcext:value-type="float">
            <text:p>75.44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5.38" calcext:value-type="float">
            <text:p>75.38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5.56" calcext:value-type="float">
            <text:p>75.5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6.69" calcext:value-type="float">
            <text:p>76.69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6.62" calcext:value-type="float">
            <text:p>76.62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6.88" calcext:value-type="float">
            <text:p>76.88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7.81" calcext:value-type="float">
            <text:p>77.81</text:p>
          </table:table-cell>
          <table:table-cell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7.62" calcext:value-type="float">
            <text:p>77.62</text:p>
          </table:table-cell>
          <table:table-cell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7.75" calcext:value-type="float">
            <text:p>77.75</text:p>
          </table:table-cell>
          <table:table-cell office:value-type="float" office:value="-1.62" calcext:value-type="float">
            <text:p>-1.6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8.5" calcext:value-type="float">
            <text:p>78.5</text:p>
          </table:table-cell>
          <table:table-cell office:value-type="float" office:value="-2.81" calcext:value-type="float">
            <text:p>-2.8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8.38" calcext:value-type="float">
            <text:p>78.38</text:p>
          </table:table-cell>
          <table:table-cell office:value-type="float" office:value="-2.94" calcext:value-type="float">
            <text:p>-2.9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8.5" calcext:value-type="float">
            <text:p>78.5</text:p>
          </table:table-cell>
          <table:table-cell office:value-type="float" office:value="-3.19" calcext:value-type="float">
            <text:p>-3.1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8.69" calcext:value-type="float">
            <text:p>78.69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8.69" calcext:value-type="float">
            <text:p>78.69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8.56" calcext:value-type="float">
            <text:p>78.56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8.56" calcext:value-type="float">
            <text:p>78.56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8.31" calcext:value-type="float">
            <text:p>78.31</text:p>
          </table:table-cell>
          <table:table-cell office:value-type="float" office:value="-3.06" calcext:value-type="float">
            <text:p>-3.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8.19" calcext:value-type="float">
            <text:p>78.1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8.25" calcext:value-type="float">
            <text:p>78.25</text:p>
          </table:table-cell>
          <table:table-cell office:value-type="float" office:value="-3.06" calcext:value-type="float">
            <text:p>-3.0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8.31" calcext:value-type="float">
            <text:p>78.31</text:p>
          </table:table-cell>
          <table:table-cell office:value-type="float" office:value="-3.12" calcext:value-type="float">
            <text:p>-3.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8.38" calcext:value-type="float">
            <text:p>78.38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8.38" calcext:value-type="float">
            <text:p>78.38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8.69" calcext:value-type="float">
            <text:p>78.69</text:p>
          </table:table-cell>
          <table:table-cell office:value-type="float" office:value="-3.75" calcext:value-type="float">
            <text:p>-3.7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8.62" calcext:value-type="float">
            <text:p>78.62</text:p>
          </table:table-cell>
          <table:table-cell office:value-type="float" office:value="-3.75" calcext:value-type="float">
            <text:p>-3.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8.56" calcext:value-type="float">
            <text:p>78.56</text:p>
          </table:table-cell>
          <table:table-cell office:value-type="float" office:value="-3.75" calcext:value-type="float">
            <text:p>-3.7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8.56" calcext:value-type="float">
            <text:p>78.56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8.5" calcext:value-type="float">
            <text:p>78.5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8.44" calcext:value-type="float">
            <text:p>78.44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8.38" calcext:value-type="float">
            <text:p>78.38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8.31" calcext:value-type="float">
            <text:p>78.31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8.25" calcext:value-type="float">
            <text:p>78.25</text:p>
          </table:table-cell>
          <table:table-cell office:value-type="float" office:value="-3.75" calcext:value-type="float">
            <text:p>-3.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float" office:value="-4.06" calcext:value-type="float">
            <text:p>-4.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7.44" calcext:value-type="float">
            <text:p>77.44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6.62" calcext:value-type="float">
            <text:p>76.62</text:p>
          </table:table-cell>
          <table:table-cell office:value-type="float" office:value="-8.81" calcext:value-type="float">
            <text:p>-8.8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5.94" calcext:value-type="float">
            <text:p>75.94</text:p>
          </table:table-cell>
          <table:table-cell office:value-type="float" office:value="-14.56" calcext:value-type="float">
            <text:p>-14.5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.38" calcext:value-type="float">
            <text:p>75.38</text:p>
          </table:table-cell>
          <table:table-cell office:value-type="float" office:value="-21.88" calcext:value-type="float">
            <text:p>-21.8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5.06" calcext:value-type="float">
            <text:p>75.06</text:p>
          </table:table-cell>
          <table:table-cell office:value-type="float" office:value="-30.62" calcext:value-type="float">
            <text:p>-30.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-39.31" calcext:value-type="float">
            <text:p>-39.3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  <table:table-cell office:value-type="float" office:value="-48.5" calcext:value-type="float">
            <text:p>-48.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4.44" calcext:value-type="float">
            <text:p>74.44</text:p>
          </table:table-cell>
          <table:table-cell office:value-type="float" office:value="-57.06" calcext:value-type="float">
            <text:p>-57.0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3.75" calcext:value-type="float">
            <text:p>73.75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3" calcext:value-type="float">
            <text:p>73</text:p>
          </table:table-cell>
          <table:table-cell office:value-type="float" office:value="-71.75" calcext:value-type="float">
            <text:p>-71.7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2.56" calcext:value-type="float">
            <text:p>72.56</text:p>
          </table:table-cell>
          <table:table-cell office:value-type="float" office:value="-76.19" calcext:value-type="float">
            <text:p>-76.1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2.38" calcext:value-type="float">
            <text:p>72.38</text:p>
          </table:table-cell>
          <table:table-cell office:value-type="float" office:value="-76.19" calcext:value-type="float">
            <text:p>-76.1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2.38" calcext:value-type="float">
            <text:p>72.38</text:p>
          </table:table-cell>
          <table:table-cell office:value-type="float" office:value="-77.12" calcext:value-type="float">
            <text:p>-77.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2.31" calcext:value-type="float">
            <text:p>72.31</text:p>
          </table:table-cell>
          <table:table-cell office:value-type="float" office:value="-77.12" calcext:value-type="float">
            <text:p>-77.1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2.31" calcext:value-type="float">
            <text:p>72.31</text:p>
          </table:table-cell>
          <table:table-cell office:value-type="float" office:value="-77.12" calcext:value-type="float">
            <text:p>-77.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2.19" calcext:value-type="float">
            <text:p>72.19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2.06" calcext:value-type="float">
            <text:p>72.06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2.06" calcext:value-type="float">
            <text:p>72.06</text:p>
          </table:table-cell>
          <table:table-cell office:value-type="float" office:value="-82.31" calcext:value-type="float">
            <text:p>-82.3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-82.31" calcext:value-type="float">
            <text:p>-82.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1.94" calcext:value-type="float">
            <text:p>71.94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1.81" calcext:value-type="float">
            <text:p>71.81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1.81" calcext:value-type="float">
            <text:p>71.81</text:p>
          </table:table-cell>
          <table:table-cell office:value-type="float" office:value="-82.94" calcext:value-type="float">
            <text:p>-82.9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1.69" calcext:value-type="float">
            <text:p>71.69</text:p>
          </table:table-cell>
          <table:table-cell office:value-type="float" office:value="-82.5" calcext:value-type="float">
            <text:p>-82.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1.69" calcext:value-type="float">
            <text:p>71.69</text:p>
          </table:table-cell>
          <table:table-cell office:value-type="float" office:value="-82.5" calcext:value-type="float">
            <text:p>-82.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.19" calcext:value-type="float">
            <text:p>71.19</text:p>
          </table:table-cell>
          <table:table-cell office:value-type="float" office:value="-81.56" calcext:value-type="float">
            <text:p>-81.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1.19" calcext:value-type="float">
            <text:p>71.19</text:p>
          </table:table-cell>
          <table:table-cell office:value-type="float" office:value="-81.56" calcext:value-type="float">
            <text:p>-81.5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1" calcext:value-type="float">
            <text:p>71</text:p>
          </table:table-cell>
          <table:table-cell office:value-type="float" office:value="-80.75" calcext:value-type="float">
            <text:p>-80.7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1" calcext:value-type="float">
            <text:p>71</text:p>
          </table:table-cell>
          <table:table-cell office:value-type="float" office:value="-80.44" calcext:value-type="float">
            <text:p>-80.4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1" calcext:value-type="float">
            <text:p>71</text:p>
          </table:table-cell>
          <table:table-cell office:value-type="float" office:value="-80.19" calcext:value-type="float">
            <text:p>-80.1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1" calcext:value-type="float">
            <text:p>71</text:p>
          </table:table-cell>
          <table:table-cell office:value-type="float" office:value="-80.19" calcext:value-type="float">
            <text:p>-80.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1" calcext:value-type="float">
            <text:p>71</text:p>
          </table:table-cell>
          <table:table-cell office:value-type="float" office:value="-79.88" calcext:value-type="float">
            <text:p>-79.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1.06" calcext:value-type="float">
            <text:p>71.06</text:p>
          </table:table-cell>
          <table:table-cell office:value-type="float" office:value="-79.88" calcext:value-type="float">
            <text:p>-79.8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1.06" calcext:value-type="float">
            <text:p>71.06</text:p>
          </table:table-cell>
          <table:table-cell office:value-type="float" office:value="-79.69" calcext:value-type="float">
            <text:p>-79.6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.38" calcext:value-type="float">
            <text:p>71.38</text:p>
          </table:table-cell>
          <table:table-cell office:value-type="float" office:value="-79.25" calcext:value-type="float">
            <text:p>-79.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1.44" calcext:value-type="float">
            <text:p>71.44</text:p>
          </table:table-cell>
          <table:table-cell office:value-type="float" office:value="-79.12" calcext:value-type="float">
            <text:p>-79.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1.38" calcext:value-type="float">
            <text:p>71.38</text:p>
          </table:table-cell>
          <table:table-cell office:value-type="float" office:value="-79.06" calcext:value-type="float">
            <text:p>-79.0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1.38" calcext:value-type="float">
            <text:p>71.38</text:p>
          </table:table-cell>
          <table:table-cell office:value-type="float" office:value="-79.06" calcext:value-type="float">
            <text:p>-79.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1.19" calcext:value-type="float">
            <text:p>71.19</text:p>
          </table:table-cell>
          <table:table-cell office:value-type="float" office:value="-78.69" calcext:value-type="float">
            <text:p>-78.6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1.25" calcext:value-type="float">
            <text:p>71.25</text:p>
          </table:table-cell>
          <table:table-cell office:value-type="float" office:value="-78.56" calcext:value-type="float">
            <text:p>-78.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1.25" calcext:value-type="float">
            <text:p>71.25</text:p>
          </table:table-cell>
          <table:table-cell office:value-type="float" office:value="-78.44" calcext:value-type="float">
            <text:p>-78.4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1.25" calcext:value-type="float">
            <text:p>71.25</text:p>
          </table:table-cell>
          <table:table-cell office:value-type="float" office:value="-78.44" calcext:value-type="float">
            <text:p>-78.4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1.31" calcext:value-type="float">
            <text:p>71.31</text:p>
          </table:table-cell>
          <table:table-cell office:value-type="float" office:value="-78.44" calcext:value-type="float">
            <text:p>-78.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1.25" calcext:value-type="float">
            <text:p>71.25</text:p>
          </table:table-cell>
          <table:table-cell office:value-type="float" office:value="-78.38" calcext:value-type="float">
            <text:p>-78.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1.31" calcext:value-type="float">
            <text:p>71.31</text:p>
          </table:table-cell>
          <table:table-cell office:value-type="float" office:value="-78.25" calcext:value-type="float">
            <text:p>-78.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1.31" calcext:value-type="float">
            <text:p>71.31</text:p>
          </table:table-cell>
          <table:table-cell office:value-type="float" office:value="-78.25" calcext:value-type="float">
            <text:p>-78.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1.31" calcext:value-type="float">
            <text:p>71.31</text:p>
          </table:table-cell>
          <table:table-cell office:value-type="float" office:value="-78.25" calcext:value-type="float">
            <text:p>-78.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.38" calcext:value-type="float">
            <text:p>71.38</text:p>
          </table:table-cell>
          <table:table-cell office:value-type="float" office:value="-78.25" calcext:value-type="float">
            <text:p>-78.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1.44" calcext:value-type="float">
            <text:p>71.44</text:p>
          </table:table-cell>
          <table:table-cell office:value-type="float" office:value="-78.25" calcext:value-type="float">
            <text:p>-78.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1.62" calcext:value-type="float">
            <text:p>71.62</text:p>
          </table:table-cell>
          <table:table-cell office:value-type="float" office:value="-78.44" calcext:value-type="float">
            <text:p>-78.4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1.69" calcext:value-type="float">
            <text:p>71.69</text:p>
          </table:table-cell>
          <table:table-cell office:value-type="float" office:value="-78.44" calcext:value-type="float">
            <text:p>-78.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1.81" calcext:value-type="float">
            <text:p>71.81</text:p>
          </table:table-cell>
          <table:table-cell office:value-type="float" office:value="-78.56" calcext:value-type="float">
            <text:p>-78.5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1.81" calcext:value-type="float">
            <text:p>71.81</text:p>
          </table:table-cell>
          <table:table-cell office:value-type="float" office:value="-78.56" calcext:value-type="float">
            <text:p>-78.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1.88" calcext:value-type="float">
            <text:p>71.88</text:p>
          </table:table-cell>
          <table:table-cell office:value-type="float" office:value="-78.75" calcext:value-type="float">
            <text:p>-78.7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1.88" calcext:value-type="float">
            <text:p>71.88</text:p>
          </table:table-cell>
          <table:table-cell office:value-type="float" office:value="-78.81" calcext:value-type="float">
            <text:p>-78.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1.94" calcext:value-type="float">
            <text:p>71.94</text:p>
          </table:table-cell>
          <table:table-cell office:value-type="float" office:value="-78.81" calcext:value-type="float">
            <text:p>-78.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-78.88" calcext:value-type="float">
            <text:p>-78.8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2" calcext:value-type="float">
            <text:p>72</text:p>
          </table:table-cell>
          <table:table-cell office:value-type="float" office:value="-78.88" calcext:value-type="float">
            <text:p>-78.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2.19" calcext:value-type="float">
            <text:p>72.19</text:p>
          </table:table-cell>
          <table:table-cell office:value-type="float" office:value="-79.25" calcext:value-type="float">
            <text:p>-79.2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2.19" calcext:value-type="float">
            <text:p>72.19</text:p>
          </table:table-cell>
          <table:table-cell office:value-type="float" office:value="-79.44" calcext:value-type="float">
            <text:p>-79.4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2.19" calcext:value-type="float">
            <text:p>72.19</text:p>
          </table:table-cell>
          <table:table-cell office:value-type="float" office:value="-79.5" calcext:value-type="float">
            <text:p>-79.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2.19" calcext:value-type="float">
            <text:p>72.19</text:p>
          </table:table-cell>
          <table:table-cell office:value-type="float" office:value="-79.5" calcext:value-type="float">
            <text:p>-79.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2.19" calcext:value-type="float">
            <text:p>72.19</text:p>
          </table:table-cell>
          <table:table-cell office:value-type="float" office:value="-79.5" calcext:value-type="float">
            <text:p>-79.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2.19" calcext:value-type="float">
            <text:p>72.19</text:p>
          </table:table-cell>
          <table:table-cell office:value-type="float" office:value="-79.69" calcext:value-type="float">
            <text:p>-79.6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2.12" calcext:value-type="float">
            <text:p>72.12</text:p>
          </table:table-cell>
          <table:table-cell office:value-type="float" office:value="-79.69" calcext:value-type="float">
            <text:p>-79.6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2.19" calcext:value-type="float">
            <text:p>72.19</text:p>
          </table:table-cell>
          <table:table-cell office:value-type="float" office:value="-79.69" calcext:value-type="float">
            <text:p>-79.6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2.25" calcext:value-type="float">
            <text:p>72.25</text:p>
          </table:table-cell>
          <table:table-cell office:value-type="float" office:value="-79.75" calcext:value-type="float">
            <text:p>-79.7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2.25" calcext:value-type="float">
            <text:p>72.25</text:p>
          </table:table-cell>
          <table:table-cell office:value-type="float" office:value="-79.75" calcext:value-type="float">
            <text:p>-79.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2.38" calcext:value-type="float">
            <text:p>72.38</text:p>
          </table:table-cell>
          <table:table-cell office:value-type="float" office:value="-79.88" calcext:value-type="float">
            <text:p>-79.8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2.5" calcext:value-type="float">
            <text:p>72.5</text:p>
          </table:table-cell>
          <table:table-cell office:value-type="float" office:value="-79.94" calcext:value-type="float">
            <text:p>-79.9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2.5" calcext:value-type="float">
            <text:p>72.5</text:p>
          </table:table-cell>
          <table:table-cell office:value-type="float" office:value="-79.94" calcext:value-type="float">
            <text:p>-79.9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2.44" calcext:value-type="float">
            <text:p>72.44</text:p>
          </table:table-cell>
          <table:table-cell office:value-type="float" office:value="-79.56" calcext:value-type="float">
            <text:p>-79.5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2.31" calcext:value-type="float">
            <text:p>72.31</text:p>
          </table:table-cell>
          <table:table-cell office:value-type="float" office:value="-79.44" calcext:value-type="float">
            <text:p>-79.4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2.31" calcext:value-type="float">
            <text:p>72.31</text:p>
          </table:table-cell>
          <table:table-cell office:value-type="float" office:value="-79.25" calcext:value-type="float">
            <text:p>-79.2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2.31" calcext:value-type="float">
            <text:p>72.31</text:p>
          </table:table-cell>
          <table:table-cell office:value-type="float" office:value="-79.25" calcext:value-type="float">
            <text:p>-79.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2.25" calcext:value-type="float">
            <text:p>72.25</text:p>
          </table:table-cell>
          <table:table-cell office:value-type="float" office:value="-79.25" calcext:value-type="float">
            <text:p>-79.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2.25" calcext:value-type="float">
            <text:p>72.25</text:p>
          </table:table-cell>
          <table:table-cell office:value-type="float" office:value="-79.06" calcext:value-type="float">
            <text:p>-79.0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2.25" calcext:value-type="float">
            <text:p>72.25</text:p>
          </table:table-cell>
          <table:table-cell office:value-type="float" office:value="-78.81" calcext:value-type="float">
            <text:p>-78.8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2.19" calcext:value-type="float">
            <text:p>72.19</text:p>
          </table:table-cell>
          <table:table-cell office:value-type="float" office:value="-78.44" calcext:value-type="float">
            <text:p>-78.4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2.19" calcext:value-type="float">
            <text:p>72.19</text:p>
          </table:table-cell>
          <table:table-cell office:value-type="float" office:value="-78.06" calcext:value-type="float">
            <text:p>-78.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2.12" calcext:value-type="float">
            <text:p>72.12</text:p>
          </table:table-cell>
          <table:table-cell office:value-type="float" office:value="-77.56" calcext:value-type="float">
            <text:p>-77.5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2" calcext:value-type="float">
            <text:p>72</text:p>
          </table:table-cell>
          <table:table-cell office:value-type="float" office:value="-76.44" calcext:value-type="float">
            <text:p>-76.4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2" calcext:value-type="float">
            <text:p>72</text:p>
          </table:table-cell>
          <table:table-cell office:value-type="float" office:value="-75.75" calcext:value-type="float">
            <text:p>-75.7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2.06" calcext:value-type="float">
            <text:p>72.06</text:p>
          </table:table-cell>
          <table:table-cell office:value-type="float" office:value="-75.06" calcext:value-type="float">
            <text:p>-75.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2.06" calcext:value-type="float">
            <text:p>72.06</text:p>
          </table:table-cell>
          <table:table-cell office:value-type="float" office:value="-74.19" calcext:value-type="float">
            <text:p>-74.1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2" calcext:value-type="float">
            <text:p>72</text:p>
          </table:table-cell>
          <table:table-cell office:value-type="float" office:value="-74.25" calcext:value-type="float">
            <text:p>-74.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2" calcext:value-type="float">
            <text:p>72</text:p>
          </table:table-cell>
          <table:table-cell office:value-type="float" office:value="-74.25" calcext:value-type="float">
            <text:p>-74.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2.31" calcext:value-type="float">
            <text:p>72.31</text:p>
          </table:table-cell>
          <table:table-cell office:value-type="float" office:value="-70.25" calcext:value-type="float">
            <text:p>-70.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2.75" calcext:value-type="float">
            <text:p>72.75</text:p>
          </table:table-cell>
          <table:table-cell office:value-type="float" office:value="-66.69" calcext:value-type="float">
            <text:p>-66.6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3" calcext:value-type="float">
            <text:p>73</text:p>
          </table:table-cell>
          <table:table-cell office:value-type="float" office:value="-65.38" calcext:value-type="float">
            <text:p>-65.3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3.19" calcext:value-type="float">
            <text:p>73.19</text:p>
          </table:table-cell>
          <table:table-cell office:value-type="float" office:value="-63.94" calcext:value-type="float">
            <text:p>-63.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3.19" calcext:value-type="float">
            <text:p>73.19</text:p>
          </table:table-cell>
          <table:table-cell office:value-type="float" office:value="-62.38" calcext:value-type="float">
            <text:p>-62.3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3.38" calcext:value-type="float">
            <text:p>73.38</text:p>
          </table:table-cell>
          <table:table-cell office:value-type="float" office:value="-62.56" calcext:value-type="float">
            <text:p>-62.5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3.38" calcext:value-type="float">
            <text:p>73.38</text:p>
          </table:table-cell>
          <table:table-cell office:value-type="float" office:value="-61.06" calcext:value-type="float">
            <text:p>-61.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3.62" calcext:value-type="float">
            <text:p>73.62</text:p>
          </table:table-cell>
          <table:table-cell office:value-type="float" office:value="-59.81" calcext:value-type="float">
            <text:p>-59.8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3.75" calcext:value-type="float">
            <text:p>73.75</text:p>
          </table:table-cell>
          <table:table-cell office:value-type="float" office:value="-58.38" calcext:value-type="float">
            <text:p>-58.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3.81" calcext:value-type="float">
            <text:p>73.81</text:p>
          </table:table-cell>
          <table:table-cell office:value-type="float" office:value="-55.38" calcext:value-type="float">
            <text:p>-55.3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3.94" calcext:value-type="float">
            <text:p>73.94</text:p>
          </table:table-cell>
          <table:table-cell office:value-type="float" office:value="-55.44" calcext:value-type="float">
            <text:p>-55.4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3.94" calcext:value-type="float">
            <text:p>73.94</text:p>
          </table:table-cell>
          <table:table-cell office:value-type="float" office:value="-53.75" calcext:value-type="float">
            <text:p>-53.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4.44" calcext:value-type="float">
            <text:p>74.44</text:p>
          </table:table-cell>
          <table:table-cell office:value-type="float" office:value="-49.06" calcext:value-type="float">
            <text:p>-49.0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4.69" calcext:value-type="float">
            <text:p>74.69</text:p>
          </table:table-cell>
          <table:table-cell office:value-type="float" office:value="-47.62" calcext:value-type="float">
            <text:p>-47.6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4.88" calcext:value-type="float">
            <text:p>74.88</text:p>
          </table:table-cell>
          <table:table-cell office:value-type="float" office:value="-47.75" calcext:value-type="float">
            <text:p>-47.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4.88" calcext:value-type="float">
            <text:p>74.88</text:p>
          </table:table-cell>
          <table:table-cell office:value-type="float" office:value="-46.19" calcext:value-type="float">
            <text:p>-46.1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4.94" calcext:value-type="float">
            <text:p>74.94</text:p>
          </table:table-cell>
          <table:table-cell office:value-type="float" office:value="-41.25" calcext:value-type="float">
            <text:p>-41.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5.19" calcext:value-type="float">
            <text:p>75.19</text:p>
          </table:table-cell>
          <table:table-cell office:value-type="float" office:value="-39.69" calcext:value-type="float">
            <text:p>-39.6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5.38" calcext:value-type="float">
            <text:p>75.38</text:p>
          </table:table-cell>
          <table:table-cell office:value-type="float" office:value="-39.81" calcext:value-type="float">
            <text:p>-39.8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5.44" calcext:value-type="float">
            <text:p>75.44</text:p>
          </table:table-cell>
          <table:table-cell office:value-type="float" office:value="-38.19" calcext:value-type="float">
            <text:p>-38.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5.94" calcext:value-type="float">
            <text:p>75.94</text:p>
          </table:table-cell>
          <table:table-cell office:value-type="float" office:value="-33.69" calcext:value-type="float">
            <text:p>-33.6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5.88" calcext:value-type="float">
            <text:p>75.88</text:p>
          </table:table-cell>
          <table:table-cell office:value-type="float" office:value="-32.12" calcext:value-type="float">
            <text:p>-32.1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5.56" calcext:value-type="float">
            <text:p>75.56</text:p>
          </table:table-cell>
          <table:table-cell office:value-type="float" office:value="-31.88" calcext:value-type="float">
            <text:p>-31.8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5.44" calcext:value-type="float">
            <text:p>75.44</text:p>
          </table:table-cell>
          <table:table-cell office:value-type="float" office:value="-30.25" calcext:value-type="float">
            <text:p>-30.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5.44" calcext:value-type="float">
            <text:p>75.44</text:p>
          </table:table-cell>
          <table:table-cell office:value-type="float" office:value="-27.12" calcext:value-type="float">
            <text:p>-27.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5.75" calcext:value-type="float">
            <text:p>75.75</text:p>
          </table:table-cell>
          <table:table-cell office:value-type="float" office:value="-24.44" calcext:value-type="float">
            <text:p>-24.4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5.88" calcext:value-type="float">
            <text:p>75.88</text:p>
          </table:table-cell>
          <table:table-cell office:value-type="float" office:value="-24.5" calcext:value-type="float">
            <text:p>-24.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6" calcext:value-type="float">
            <text:p>76</text:p>
          </table:table-cell>
          <table:table-cell office:value-type="float" office:value="-18.62" calcext:value-type="float">
            <text:p>-18.6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6.31" calcext:value-type="float">
            <text:p>76.31</text:p>
          </table:table-cell>
          <table:table-cell office:value-type="float" office:value="-17.44" calcext:value-type="float">
            <text:p>-17.4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6.38" calcext:value-type="float">
            <text:p>76.38</text:p>
          </table:table-cell>
          <table:table-cell office:value-type="float" office:value="-16.19" calcext:value-type="float">
            <text:p>-16.1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6.62" calcext:value-type="float">
            <text:p>76.62</text:p>
          </table:table-cell>
          <table:table-cell office:value-type="float" office:value="-10.62" calcext:value-type="float">
            <text:p>-10.6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6.56" calcext:value-type="float">
            <text:p>76.56</text:p>
          </table:table-cell>
          <table:table-cell office:value-type="float" office:value="-10.56" calcext:value-type="float">
            <text:p>-10.5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6.56" calcext:value-type="float">
            <text:p>76.56</text:p>
          </table:table-cell>
          <table:table-cell office:value-type="float" office:value="-9.31" calcext:value-type="float">
            <text:p>-9.3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6.62" calcext:value-type="float">
            <text:p>76.62</text:p>
          </table:table-cell>
          <table:table-cell office:value-type="float" office:value="-5.94" calcext:value-type="float">
            <text:p>-5.9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6.56" calcext:value-type="float">
            <text:p>76.56</text:p>
          </table:table-cell>
          <table:table-cell office:value-type="float" office:value="-5.94" calcext:value-type="float">
            <text:p>-5.9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6.56" calcext:value-type="float">
            <text:p>76.56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6.75" calcext:value-type="float">
            <text:p>76.75</text:p>
          </table:table-cell>
          <table:table-cell office:value-type="float" office:value="-4.12" calcext:value-type="float">
            <text:p>-4.1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6.75" calcext:value-type="float">
            <text:p>76.75</text:p>
          </table:table-cell>
          <table:table-cell office:value-type="float" office:value="-4.19" calcext:value-type="float">
            <text:p>-4.1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6.88" calcext:value-type="float">
            <text:p>76.88</text:p>
          </table:table-cell>
          <table:table-cell office:value-type="float" office:value="-4.25" calcext:value-type="float">
            <text:p>-4.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6.88" calcext:value-type="float">
            <text:p>76.88</text:p>
          </table:table-cell>
          <table:table-cell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6.94" calcext:value-type="float">
            <text:p>76.94</text:p>
          </table:table-cell>
          <table:table-cell office:value-type="float" office:value="-4.44" calcext:value-type="float">
            <text:p>-4.4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7.06" calcext:value-type="float">
            <text:p>77.06</text:p>
          </table:table-cell>
          <table:table-cell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7.06" calcext:value-type="float">
            <text:p>77.06</text:p>
          </table:table-cell>
          <table:table-cell office:value-type="float" office:value="-4.56" calcext:value-type="float">
            <text:p>-4.5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7.06" calcext:value-type="float">
            <text:p>77.06</text:p>
          </table:table-cell>
          <table:table-cell office:value-type="float" office:value="-4.62" calcext:value-type="float">
            <text:p>-4.6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7.19" calcext:value-type="float">
            <text:p>77.1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7.19" calcext:value-type="float">
            <text:p>77.19</text:p>
          </table:table-cell>
          <table:table-cell office:value-type="float" office:value="-5.06" calcext:value-type="float">
            <text:p>-5.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.19" calcext:value-type="float">
            <text:p>77.19</text:p>
          </table:table-cell>
          <table:table-cell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7.19" calcext:value-type="float">
            <text:p>77.19</text:p>
          </table:table-cell>
          <table:table-cell office:value-type="float" office:value="-5.19" calcext:value-type="float">
            <text:p>-5.1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7.25" calcext:value-type="float">
            <text:p>77.25</text:p>
          </table:table-cell>
          <table:table-cell office:value-type="float" office:value="-5.25" calcext:value-type="float">
            <text:p>-5.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7.25" calcext:value-type="float">
            <text:p>77.25</text:p>
          </table:table-cell>
          <table:table-cell office:value-type="float" office:value="-5.31" calcext:value-type="float">
            <text:p>-5.3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7.31" calcext:value-type="float">
            <text:p>77.31</text:p>
          </table:table-cell>
          <table:table-cell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7.31" calcext:value-type="float">
            <text:p>77.31</text:p>
          </table:table-cell>
          <table:table-cell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7.31" calcext:value-type="float">
            <text:p>77.31</text:p>
          </table:table-cell>
          <table:table-cell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7.31" calcext:value-type="float">
            <text:p>77.31</text:p>
          </table:table-cell>
          <table:table-cell office:value-type="float" office:value="-5.62" calcext:value-type="float">
            <text:p>-5.6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7.38" calcext:value-type="float">
            <text:p>77.38</text:p>
          </table:table-cell>
          <table:table-cell office:value-type="float" office:value="-5.69" calcext:value-type="float">
            <text:p>-5.6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7.38" calcext:value-type="float">
            <text:p>77.38</text:p>
          </table:table-cell>
          <table:table-cell office:value-type="float" office:value="-5.69" calcext:value-type="float">
            <text:p>-5.6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7.5" calcext:value-type="float">
            <text:p>77.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7.62" calcext:value-type="float">
            <text:p>77.6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7.62" calcext:value-type="float">
            <text:p>77.6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7.62" calcext:value-type="float">
            <text:p>77.6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7.75" calcext:value-type="float">
            <text:p>77.75</text:p>
          </table:table-cell>
          <table:table-cell office:value-type="float" office:value="-6.19" calcext:value-type="float">
            <text:p>-6.1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7.81" calcext:value-type="float">
            <text:p>77.81</text:p>
          </table:table-cell>
          <table:table-cell office:value-type="float" office:value="-6.31" calcext:value-type="float">
            <text:p>-6.3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7.81" calcext:value-type="float">
            <text:p>77.81</text:p>
          </table:table-cell>
          <table:table-cell office:value-type="float" office:value="-6.38" calcext:value-type="float">
            <text:p>-6.3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7.81" calcext:value-type="float">
            <text:p>77.81</text:p>
          </table:table-cell>
          <table:table-cell office:value-type="float" office:value="-6.38" calcext:value-type="float">
            <text:p>-6.3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7.81" calcext:value-type="float">
            <text:p>77.81</text:p>
          </table:table-cell>
          <table:table-cell office:value-type="float" office:value="-6.38" calcext:value-type="float">
            <text:p>-6.3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7.81" calcext:value-type="float">
            <text:p>77.81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7.81" calcext:value-type="float">
            <text:p>77.81</text:p>
          </table:table-cell>
          <table:table-cell office:value-type="float" office:value="-6.5" calcext:value-type="float">
            <text:p>-6.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7.88" calcext:value-type="float">
            <text:p>77.88</text:p>
          </table:table-cell>
          <table:table-cell office:value-type="float" office:value="-6.5" calcext:value-type="float">
            <text:p>-6.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7.88" calcext:value-type="float">
            <text:p>77.88</text:p>
          </table:table-cell>
          <table:table-cell office:value-type="float" office:value="-6.5" calcext:value-type="float">
            <text:p>-6.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7.88" calcext:value-type="float">
            <text:p>77.88</text:p>
          </table:table-cell>
          <table:table-cell office:value-type="float" office:value="-6.5" calcext:value-type="float">
            <text:p>-6.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8" calcext:value-type="float">
            <text:p>78</text:p>
          </table:table-cell>
          <table:table-cell office:value-type="float" office:value="-6.5" calcext:value-type="float">
            <text:p>-6.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8" calcext:value-type="float">
            <text:p>78</text:p>
          </table:table-cell>
          <table:table-cell office:value-type="float" office:value="-6.5" calcext:value-type="float">
            <text:p>-6.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8.06" calcext:value-type="float">
            <text:p>78.06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8.06" calcext:value-type="float">
            <text:p>78.06</text:p>
          </table:table-cell>
          <table:table-cell office:value-type="float" office:value="-6.5" calcext:value-type="float">
            <text:p>-6.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8.19" calcext:value-type="float">
            <text:p>78.19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8.19" calcext:value-type="float">
            <text:p>78.19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8.19" calcext:value-type="float">
            <text:p>78.19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8.19" calcext:value-type="float">
            <text:p>78.19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8.31" calcext:value-type="float">
            <text:p>78.31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8.31" calcext:value-type="float">
            <text:p>78.31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8.31" calcext:value-type="float">
            <text:p>78.31</text:p>
          </table:table-cell>
          <table:table-cell office:value-type="float" office:value="-6.62" calcext:value-type="float">
            <text:p>-6.6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8.31" calcext:value-type="float">
            <text:p>78.31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8.25" calcext:value-type="float">
            <text:p>78.25</text:p>
          </table:table-cell>
          <table:table-cell office:value-type="float" office:value="-6.5" calcext:value-type="float">
            <text:p>-6.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8.25" calcext:value-type="float">
            <text:p>78.25</text:p>
          </table:table-cell>
          <table:table-cell office:value-type="float" office:value="-6.5" calcext:value-type="float">
            <text:p>-6.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8.31" calcext:value-type="float">
            <text:p>78.31</text:p>
          </table:table-cell>
          <table:table-cell office:value-type="float" office:value="-6.5" calcext:value-type="float">
            <text:p>-6.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8.38" calcext:value-type="float">
            <text:p>78.38</text:p>
          </table:table-cell>
          <table:table-cell office:value-type="float" office:value="-6.69" calcext:value-type="float">
            <text:p>-6.6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8.19" calcext:value-type="float">
            <text:p>78.19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8.19" calcext:value-type="float">
            <text:p>78.19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8.19" calcext:value-type="float">
            <text:p>78.19</text:p>
          </table:table-cell>
          <table:table-cell office:value-type="float" office:value="-6.5" calcext:value-type="float">
            <text:p>-6.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8.12" calcext:value-type="float">
            <text:p>78.12</text:p>
          </table:table-cell>
          <table:table-cell office:value-type="float" office:value="-6.38" calcext:value-type="float">
            <text:p>-6.3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8" calcext:value-type="float">
            <text:p>78</text:p>
          </table:table-cell>
          <table:table-cell office:value-type="float" office:value="-6.25" calcext:value-type="float">
            <text:p>-6.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8" calcext:value-type="float">
            <text:p>78</text:p>
          </table:table-cell>
          <table:table-cell office:value-type="float" office:value="-6.19" calcext:value-type="float">
            <text:p>-6.1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8.06" calcext:value-type="float">
            <text:p>78.06</text:p>
          </table:table-cell>
          <table:table-cell office:value-type="float" office:value="-6.19" calcext:value-type="float">
            <text:p>-6.1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8.06" calcext:value-type="float">
            <text:p>78.06</text:p>
          </table:table-cell>
          <table:table-cell office:value-type="float" office:value="-6.19" calcext:value-type="float">
            <text:p>-6.1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8" calcext:value-type="float">
            <text:p>78</text:p>
          </table:table-cell>
          <table:table-cell office:value-type="float" office:value="-6.12" calcext:value-type="float">
            <text:p>-6.1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7.94" calcext:value-type="float">
            <text:p>77.94</text:p>
          </table:table-cell>
          <table:table-cell office:value-type="float" office:value="-6.12" calcext:value-type="float">
            <text:p>-6.1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7.94" calcext:value-type="float">
            <text:p>77.94</text:p>
          </table:table-cell>
          <table:table-cell office:value-type="float" office:value="-6.12" calcext:value-type="float">
            <text:p>-6.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7.31" calcext:value-type="float">
            <text:p>77.31</text:p>
          </table:table-cell>
          <table:table-cell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7.06" calcext:value-type="float">
            <text:p>77.06</text:p>
          </table:table-cell>
          <table:table-cell office:value-type="float" office:value="-5.19" calcext:value-type="float">
            <text:p>-5.1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7.06" calcext:value-type="float">
            <text:p>77.06</text:p>
          </table:table-cell>
          <table:table-cell office:value-type="float" office:value="-5.19" calcext:value-type="float">
            <text:p>-5.1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6.88" calcext:value-type="float">
            <text:p>76.8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6.56" calcext:value-type="float">
            <text:p>76.56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6.62" calcext:value-type="float">
            <text:p>76.62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6.31" calcext:value-type="float">
            <text:p>76.31</text:p>
          </table:table-cell>
          <table:table-cell office:value-type="float" office:value="-4.62" calcext:value-type="float">
            <text:p>-4.6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6.25" calcext:value-type="float">
            <text:p>76.25</text:p>
          </table:table-cell>
          <table:table-cell office:value-type="float" office:value="-4.62" calcext:value-type="float">
            <text:p>-4.6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6.25" calcext:value-type="float">
            <text:p>76.25</text:p>
          </table:table-cell>
          <table:table-cell office:value-type="float" office:value="-4.62" calcext:value-type="float">
            <text:p>-4.6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5.94" calcext:value-type="float">
            <text:p>75.94</text:p>
          </table:table-cell>
          <table:table-cell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5.5" calcext:value-type="float">
            <text:p>75.5</text:p>
          </table:table-cell>
          <table:table-cell office:value-type="float" office:value="-4.25" calcext:value-type="float">
            <text:p>-4.2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5.5" calcext:value-type="float">
            <text:p>75.5</text:p>
          </table:table-cell>
          <table:table-cell office:value-type="float" office:value="-4.25" calcext:value-type="float">
            <text:p>-4.2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5.19" calcext:value-type="float">
            <text:p>75.1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5.19" calcext:value-type="float">
            <text:p>75.19</text:p>
          </table:table-cell>
          <table:table-cell office:value-type="float" office:value="-4.56" calcext:value-type="float">
            <text:p>-4.5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3.94" calcext:value-type="float">
            <text:p>73.94</text:p>
          </table:table-cell>
          <table:table-cell office:value-type="float" office:value="-3.38" calcext:value-type="float">
            <text:p>-3.3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3.31" calcext:value-type="float">
            <text:p>73.31</text:p>
          </table:table-cell>
          <table:table-cell office:value-type="float" office:value="-3.06" calcext:value-type="float">
            <text:p>-3.0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3.31" calcext:value-type="float">
            <text:p>73.31</text:p>
          </table:table-cell>
          <table:table-cell office:value-type="float" office:value="-3.06" calcext:value-type="float">
            <text:p>-3.0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2.81" calcext:value-type="float">
            <text:p>72.81</text:p>
          </table:table-cell>
          <table:table-cell office:value-type="float" office:value="-2.88" calcext:value-type="float">
            <text:p>-2.8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2.81" calcext:value-type="float">
            <text:p>72.81</text:p>
          </table:table-cell>
          <table:table-cell office:value-type="float" office:value="-3.38" calcext:value-type="float">
            <text:p>-3.3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2.25" calcext:value-type="float">
            <text:p>72.25</text:p>
          </table:table-cell>
          <table:table-cell office:value-type="float" office:value="-2.75" calcext:value-type="float">
            <text:p>-2.7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1.56" calcext:value-type="float">
            <text:p>71.56</text:p>
          </table:table-cell>
          <table:table-cell office:value-type="float" office:value="-2.56" calcext:value-type="float">
            <text:p>-2.5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1.69" calcext:value-type="float">
            <text:p>71.69</text:p>
          </table:table-cell>
          <table:table-cell office:value-type="float" office:value="-2.56" calcext:value-type="float">
            <text:p>-2.5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1.69" calcext:value-type="float">
            <text:p>71.69</text:p>
          </table:table-cell>
          <table:table-cell office:value-type="float" office:value="-2.56" calcext:value-type="float">
            <text:p>-2.5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1.06" calcext:value-type="float">
            <text:p>71.06</text:p>
          </table:table-cell>
          <table:table-cell office:value-type="float" office:value="-2.44" calcext:value-type="float">
            <text:p>-2.4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1.06" calcext:value-type="float">
            <text:p>71.06</text:p>
          </table:table-cell>
          <table:table-cell office:value-type="float" office:value="-2.44" calcext:value-type="float">
            <text:p>-2.4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0.38" calcext:value-type="float">
            <text:p>70.38</text:p>
          </table:table-cell>
          <table:table-cell office:value-type="float" office:value="-2.25" calcext:value-type="float">
            <text:p>-2.2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0.38" calcext:value-type="float">
            <text:p>70.38</text:p>
          </table:table-cell>
          <table:table-cell office:value-type="float" office:value="-2.88" calcext:value-type="float">
            <text:p>-2.8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9.75" calcext:value-type="float">
            <text:p>69.75</text:p>
          </table:table-cell>
          <table:table-cell office:value-type="float" office:value="-2.12" calcext:value-type="float">
            <text:p>-2.1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9.12" calcext:value-type="float">
            <text:p>69.1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9.12" calcext:value-type="float">
            <text:p>69.12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8.38" calcext:value-type="float">
            <text:p>68.38</text:p>
          </table:table-cell>
          <table:table-cell office:value-type="float" office:value="-1.81" calcext:value-type="float">
            <text:p>-1.8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8.38" calcext:value-type="float">
            <text:p>68.38</text:p>
          </table:table-cell>
          <table:table-cell office:value-type="float" office:value="-1.81" calcext:value-type="float">
            <text:p>-1.8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7.62" calcext:value-type="float">
            <text:p>67.62</text:p>
          </table:table-cell>
          <table:table-cell office:value-type="float" office:value="-1.62" calcext:value-type="float">
            <text:p>-1.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7.62" calcext:value-type="float">
            <text:p>67.62</text:p>
          </table:table-cell>
          <table:table-cell office:value-type="float" office:value="-1.62" calcext:value-type="float">
            <text:p>-1.6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6.94" calcext:value-type="float">
            <text:p>66.94</text:p>
          </table:table-cell>
          <table:table-cell office:value-type="float" office:value="-1.44" calcext:value-type="float">
            <text:p>-1.4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6.94" calcext:value-type="float">
            <text:p>66.94</text:p>
          </table:table-cell>
          <table:table-cell office:value-type="float" office:value="-1.44" calcext:value-type="float">
            <text:p>-1.4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6.19" calcext:value-type="float">
            <text:p>66.19</text:p>
          </table:table-cell>
          <table:table-cell office:value-type="float" office:value="-1.38" calcext:value-type="float">
            <text:p>-1.3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6.19" calcext:value-type="float">
            <text:p>66.19</text:p>
          </table:table-cell>
          <table:table-cell office:value-type="float" office:value="-2.19" calcext:value-type="float">
            <text:p>-2.1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5.31" calcext:value-type="float">
            <text:p>65.31</text:p>
          </table:table-cell>
          <table:table-cell office:value-type="float" office:value="-1.19" calcext:value-type="float">
            <text:p>-1.1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4.38" calcext:value-type="float">
            <text:p>64.38</text:p>
          </table:table-cell>
          <table:table-cell office:value-type="float" office:value="-1.12" calcext:value-type="float">
            <text:p>-1.1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4.56" calcext:value-type="float">
            <text:p>64.56</text:p>
          </table:table-cell>
          <table:table-cell office:value-type="float" office:value="-1.12" calcext:value-type="float">
            <text:p>-1.1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4.56" calcext:value-type="float">
            <text:p>64.56</text:p>
          </table:table-cell>
          <table:table-cell office:value-type="float" office:value="-1.12" calcext:value-type="float">
            <text:p>-1.1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3.69" calcext:value-type="float">
            <text:p>63.6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3.69" calcext:value-type="float">
            <text:p>63.6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2.81" calcext:value-type="float">
            <text:p>62.81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2.81" calcext:value-type="float">
            <text:p>62.81</text:p>
          </table:table-cell>
          <table:table-cell office:value-type="float" office:value="-1.88" calcext:value-type="float">
            <text:p>-1.8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2" calcext:value-type="float">
            <text:p>62</text:p>
          </table:table-cell>
          <table:table-cell office:value-type="float" office:value="-0.88" calcext:value-type="float">
            <text:p>-0.8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1.12" calcext:value-type="float">
            <text:p>61.12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1.12" calcext:value-type="float">
            <text:p>61.12</text:p>
          </table:table-cell>
          <table:table-cell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0.31" calcext:value-type="float">
            <text:p>60.31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0.31" calcext:value-type="float">
            <text:p>60.31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0.31" calcext:value-type="float">
            <text:p>60.31</text:p>
          </table:table-cell>
          <table:table-cell office:value-type="float" office:value="-1.69" calcext:value-type="float">
            <text:p>-1.6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9.5" calcext:value-type="float">
            <text:p>59.5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8.69" calcext:value-type="float">
            <text:p>58.69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7.81" calcext:value-type="float">
            <text:p>57.81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7.81" calcext:value-type="float">
            <text:p>57.81</text:p>
          </table:table-cell>
          <table:table-cell office:value-type="float" office:value="-1.56" calcext:value-type="float">
            <text:p>-1.5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6.94" calcext:value-type="float">
            <text:p>56.94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6.06" calcext:value-type="float">
            <text:p>56.06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6.06" calcext:value-type="float">
            <text:p>56.06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6.06" calcext:value-type="float">
            <text:p>56.06</text:p>
          </table:table-cell>
          <table:table-cell office:value-type="float" office:value="-1.44" calcext:value-type="float">
            <text:p>-1.4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5.12" calcext:value-type="float">
            <text:p>55.12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5.12" calcext:value-type="float">
            <text:p>55.12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4.19" calcext:value-type="float">
            <text:p>54.1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4.19" calcext:value-type="float">
            <text:p>54.19</text:p>
          </table:table-cell>
          <table:table-cell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3.25" calcext:value-type="float">
            <text:p>53.25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2.38" calcext:value-type="float">
            <text:p>5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1.25" calcext:value-type="float">
            <text:p>51.25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0.62" calcext:value-type="float">
            <text:p>50.6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9.69" calcext:value-type="float">
            <text:p>49.69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8.81" calcext:value-type="float">
            <text:p>48.8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8.81" calcext:value-type="float">
            <text:p>48.81</text:p>
          </table:table-cell>
          <table:table-cell office:value-type="float" office:value="-0.88" calcext:value-type="float">
            <text:p>-0.8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8" calcext:value-type="float">
            <text:p>48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06" calcext:value-type="float">
            <text:p>47.0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7.06" calcext:value-type="float">
            <text:p>47.0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7.06" calcext:value-type="float">
            <text:p>47.06</text:p>
          </table:table-cell>
          <table:table-cell office:value-type="float" office:value="-0.88" calcext:value-type="float">
            <text:p>-0.8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6.06" calcext:value-type="float">
            <text:p>46.0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6.06" calcext:value-type="float">
            <text:p>46.0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5.25" calcext:value-type="float">
            <text:p>45.2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4.31" calcext:value-type="float">
            <text:p>44.3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3.5" calcext:value-type="float">
            <text:p>43.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3.5" calcext:value-type="float">
            <text:p>43.5</text:p>
          </table:table-cell>
          <table:table-cell office:value-type="float" office:value="-0.81" calcext:value-type="float">
            <text:p>-0.8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2.62" calcext:value-type="float">
            <text:p>42.6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2.62" calcext:value-type="float">
            <text:p>42.6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2.88" calcext:value-type="float">
            <text:p>42.88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.81" calcext:value-type="float">
            <text:p>41.81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0.94" calcext:value-type="float">
            <text:p>40.9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0.94" calcext:value-type="float">
            <text:p>40.94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0.12" calcext:value-type="float">
            <text:p>40.12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9.25" calcext:value-type="float">
            <text:p>39.25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8.5" calcext:value-type="float">
            <text:p>38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8.5" calcext:value-type="float">
            <text:p>38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8.5" calcext:value-type="float">
            <text:p>38.5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7.69" calcext:value-type="float">
            <text:p>37.6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7.69" calcext:value-type="float">
            <text:p>37.6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6.94" calcext:value-type="float">
            <text:p>36.9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6.94" calcext:value-type="float">
            <text:p>36.9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6.12" calcext:value-type="float">
            <text:p>36.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5.31" calcext:value-type="float">
            <text:p>35.31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4.56" calcext:value-type="float">
            <text:p>34.56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4.56" calcext:value-type="float">
            <text:p>34.56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4.56" calcext:value-type="float">
            <text:p>34.56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3.94" calcext:value-type="float">
            <text:p>33.9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3.25" calcext:value-type="float">
            <text:p>33.2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2.5" calcext:value-type="float">
            <text:p>32.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1.81" calcext:value-type="float">
            <text:p>31.8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1.06" calcext:value-type="float">
            <text:p>31.0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1.06" calcext:value-type="float">
            <text:p>31.0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1.06" calcext:value-type="float">
            <text:p>31.0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0.44" calcext:value-type="float">
            <text:p>30.44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9.75" calcext:value-type="float">
            <text:p>29.75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9.19" calcext:value-type="float">
            <text:p>29.1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8.56" calcext:value-type="float">
            <text:p>28.5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7.94" calcext:value-type="float">
            <text:p>27.94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7.94" calcext:value-type="float">
            <text:p>27.94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7.94" calcext:value-type="float">
            <text:p>27.9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7.25" calcext:value-type="float">
            <text:p>27.2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6.62" calcext:value-type="float">
            <text:p>26.6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5.25" calcext:value-type="float">
            <text:p>25.2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4.25" calcext:value-type="float">
            <text:p>24.25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3.75" calcext:value-type="float">
            <text:p>23.75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3.19" calcext:value-type="float">
            <text:p>23.19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.56" calcext:value-type="float">
            <text:p>22.5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.94" calcext:value-type="float">
            <text:p>21.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1.94" calcext:value-type="float">
            <text:p>21.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1.94" calcext:value-type="float">
            <text:p>21.9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1.5" calcext:value-type="float">
            <text:p>21.5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1" calcext:value-type="float">
            <text:p>21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.56" calcext:value-type="float">
            <text:p>20.56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.19" calcext:value-type="float">
            <text:p>20.1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9.81" calcext:value-type="float">
            <text:p>19.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.81" calcext:value-type="float">
            <text:p>19.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.81" calcext:value-type="float">
            <text:p>19.81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.44" calcext:value-type="float">
            <text:p>19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9.19" calcext:value-type="float">
            <text:p>19.1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8.81" calcext:value-type="float">
            <text:p>18.8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8.56" calcext:value-type="float">
            <text:p>18.56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8.31" calcext:value-type="float">
            <text:p>18.31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8.31" calcext:value-type="float">
            <text:p>18.31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8.31" calcext:value-type="float">
            <text:p>18.31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7.81" calcext:value-type="float">
            <text:p>17.8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7.62" calcext:value-type="float">
            <text:p>17.62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7.5" calcext:value-type="float">
            <text:p>17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7.31" calcext:value-type="float">
            <text:p>17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7.31" calcext:value-type="float">
            <text:p>17.31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7.44" calcext:value-type="float">
            <text:p>17.44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7.25" calcext:value-type="float">
            <text:p>17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7.12" calcext:value-type="float">
            <text:p>17.12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6.81" calcext:value-type="float">
            <text:p>16.81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6.75" calcext:value-type="float">
            <text:p>16.75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6.75" calcext:value-type="float">
            <text:p>16.75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.62" calcext:value-type="float">
            <text:p>16.62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6.56" calcext:value-type="float">
            <text:p>16.56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6.56" calcext:value-type="float">
            <text:p>16.56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6.56" calcext:value-type="float">
            <text:p>16.56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6.69" calcext:value-type="float">
            <text:p>16.69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6.69" calcext:value-type="float">
            <text:p>16.69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6.75" calcext:value-type="float">
            <text:p>16.75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6.69" calcext:value-type="float">
            <text:p>16.69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6.69" calcext:value-type="float">
            <text:p>16.69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6.69" calcext:value-type="float">
            <text:p>16.69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6.69" calcext:value-type="float">
            <text:p>16.69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.69" calcext:value-type="float">
            <text:p>16.69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.69" calcext:value-type="float">
            <text:p>16.69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.81" calcext:value-type="float">
            <text:p>16.81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.81" calcext:value-type="float">
            <text:p>16.81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6.81" calcext:value-type="float">
            <text:p>16.81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6.81" calcext:value-type="float">
            <text:p>16.81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6.81" calcext:value-type="float">
            <text:p>16.81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6.81" calcext:value-type="float">
            <text:p>16.81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6.81" calcext:value-type="float">
            <text:p>16.81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.88" calcext:value-type="float">
            <text:p>16.88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6.88" calcext:value-type="float">
            <text:p>16.88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6.56" calcext:value-type="float">
            <text:p>16.56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6.56" calcext:value-type="float">
            <text:p>16.56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6.44" calcext:value-type="float">
            <text:p>16.44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6.38" calcext:value-type="float">
            <text:p>16.38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6.25" calcext:value-type="float">
            <text:p>16.25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5.25" calcext:value-type="float">
            <text:p>15.25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5.25" calcext:value-type="float">
            <text:p>15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.88" calcext:value-type="float">
            <text:p>14.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.81" calcext:value-type="float">
            <text:p>14.8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3.56" calcext:value-type="float">
            <text:p>13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.56" calcext:value-type="float">
            <text:p>13.56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3.38" calcext:value-type="float">
            <text:p>13.38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3.25" calcext:value-type="float">
            <text:p>13.25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.94" calcext:value-type="float">
            <text:p>11.94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.94" calcext:value-type="float">
            <text:p>11.94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1.94" calcext:value-type="float">
            <text:p>11.94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1.81" calcext:value-type="float">
            <text:p>11.81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1.81" calcext:value-type="float">
            <text:p>11.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.81" calcext:value-type="float">
            <text:p>10.8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.81" calcext:value-type="float">
            <text:p>10.8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.62" calcext:value-type="float">
            <text:p>10.6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.44" calcext:value-type="float">
            <text:p>10.44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.88" calcext:value-type="float">
            <text:p>9.88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.88" calcext:value-type="float">
            <text:p>9.88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" calcext:value-type="float">
            <text:p>10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.75" calcext:value-type="float">
            <text:p>9.75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.56" calcext:value-type="float">
            <text:p>9.5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.56" calcext:value-type="float">
            <text:p>9.5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.69" calcext:value-type="float">
            <text:p>9.69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.62" calcext:value-type="float">
            <text:p>9.62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.56" calcext:value-type="float">
            <text:p>9.56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.56" calcext:value-type="float">
            <text:p>9.56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.75" calcext:value-type="float">
            <text:p>9.75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.81" calcext:value-type="float">
            <text:p>9.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" calcext:value-type="float">
            <text:p>1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.12" calcext:value-type="float">
            <text:p>10.12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.31" calcext:value-type="float">
            <text:p>10.31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.31" calcext:value-type="float">
            <text:p>10.31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.56" calcext:value-type="float">
            <text:p>10.5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.75" calcext:value-type="float">
            <text:p>10.75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.12" calcext:value-type="float">
            <text:p>11.12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.19" calcext:value-type="float">
            <text:p>11.19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.19" calcext:value-type="float">
            <text:p>11.19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.25" calcext:value-type="float">
            <text:p>11.25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.12" calcext:value-type="float">
            <text:p>11.12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.12" calcext:value-type="float">
            <text:p>11.12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.12" calcext:value-type="float">
            <text:p>11.12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.06" calcext:value-type="float">
            <text:p>11.06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.94" calcext:value-type="float">
            <text:p>10.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.69" calcext:value-type="float">
            <text:p>10.69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.5" calcext:value-type="float">
            <text:p>10.5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.38" calcext:value-type="float">
            <text:p>10.38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" calcext:value-type="float">
            <text:p>10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.88" calcext:value-type="float">
            <text:p>9.8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.62" calcext:value-type="float">
            <text:p>9.62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.44" calcext:value-type="float">
            <text:p>9.44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.12" calcext:value-type="float">
            <text:p>9.12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.19" calcext:value-type="float">
            <text:p>9.19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.12" calcext:value-type="float">
            <text:p>9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.06" calcext:value-type="float">
            <text:p>9.06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.94" calcext:value-type="float">
            <text:p>8.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" calcext:value-type="float">
            <text:p>9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.12" calcext:value-type="float">
            <text:p>9.12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.25" calcext:value-type="float">
            <text:p>9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.44" calcext:value-type="float">
            <text:p>9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.44" calcext:value-type="float">
            <text:p>9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.44" calcext:value-type="float">
            <text:p>9.44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.5" calcext:value-type="float">
            <text:p>9.5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.5" calcext:value-type="float">
            <text:p>9.5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.56" calcext:value-type="float">
            <text:p>9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.44" calcext:value-type="float">
            <text:p>9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.38" calcext:value-type="float">
            <text:p>9.38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 table:number-rows-repeated="424">
          <table:table-cell/>
          <table:table-cell table:style-name="ce2" table:number-columns-repeated="2"/>
        </table:table-row>
        <table:table-row table:style-name="ro1">
          <table:table-cell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15:44:54.590274428</meta:creation-date>
    <dc:date>2021-04-09T15:46:15.215461071</dc:date>
    <meta:editing-duration>PT1M23S</meta:editing-duration>
    <meta:editing-cycles>1</meta:editing-cycles>
    <meta:document-statistic meta:table-count="1" meta:cell-count="1725" meta:object-count="0"/>
    <meta:generator>LibreOffice/6.0.7.3$Linux_X86_64 LibreOffice_project/00m0$Build-3</meta:generator>
  </office:meta>
</office:document-meta>
</file>